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Text_20_body" style:list-style-name="L191">
      <style:paragraph-properties fo:margin-top="0in" fo:margin-bottom="0in"/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  <style:paragraph-properties fo:margin-top="0in" fo:margin-bottom="0in"/>
    </style:style>
    <style:style style:name="P437" style:family="paragraph" style:parent-style-name="Text_20_body" style:list-style-name="L194">
    </style:style>
    <style:style style:name="P438" style:family="paragraph" style:parent-style-name="Table_20_Heading">
      <style:paragraph-properties fo:text-align="end" style:justify-single-word="false"/>
    </style:style>
    <style:style style:name="P439" style:family="paragraph" style:parent-style-name="Table_20_Contents">
      <style:paragraph-properties fo:text-align="end" style:justify-single-word="false"/>
    </style:style>
    <style:style style:name="P440" style:family="paragraph" style:parent-style-name="Text_20_body" style:list-style-name="L195">
      <style:paragraph-properties fo:margin-top="0in" fo:margin-bottom="0in"/>
    </style:style>
    <style:style style:name="P441" style:family="paragraph" style:parent-style-name="Table_20_Heading">
      <style:paragraph-properties fo:text-align="end" style:justify-single-word="false"/>
    </style:style>
    <style:style style:name="P442" style:family="paragraph" style:parent-style-name="Table_20_Contents">
      <style:paragraph-properties fo:text-align="end" style:justify-single-word="false"/>
    </style:style>
    <style:style style:name="P443" style:family="paragraph" style:parent-style-name="Text_20_body" style:list-style-name="L196">
      <style:paragraph-properties fo:margin-top="0in" fo:margin-bottom="0in"/>
    </style:style>
    <style:style style:name="P444" style:family="paragraph" style:parent-style-name="Text_20_body" style:list-style-name="L19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5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424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83">
        <text:list-item>
          <text:p text:style-name="P426"><text:span text:style-name="T2">data.table</text:span><text:line-break/></text:p>
          <text:list text:style-name="L184">
            <text:list-item>
              <text:p text:style-name="P427">Manipulando linhas<text:line-break/></text:p>
            </text:list-item>
            <text:list-item>
              <text:p text:style-name="P427">Manipulando colunas<text:line-break/></text:p>
            </text:list-item>
            <text:list-item>
              <text:p text:style-name="P427">Sumarizando dados<text:line-break/></text:p>
            </text:list-item>
            <text:list-item>
              <text:p text:style-name="P427">Operando um subconjunto de dados</text:p>
              <text:list text:style-name="L185">
                <text:list-item>
                  <text:p text:style-name="P428"><text:span text:style-name="T1">lapply</text:span><text:line-break/></text:p>
                </text:list-item>
              </text:list>
            </text:list-item>
            <text:list-item>
              <text:p text:style-name="P427">modificando dados com set:</text:p>
              <text:list text:style-name="L186">
                <text:list-item>
                  <text:p text:style-name="P429"><text:span text:style-name="T1">set</text:span><text:line-break/>modificando um valor.<text:line-break/></text:p>
                </text:list-item>
                <text:list-item>
                  <text:p text:style-name="P429"><text:span text:style-name="T1">setnames</text:span><text:line-break/>modificando nome da coluna.<text:line-break/></text:p>
                </text:list-item>
                <text:list-item>
                  <text:p text:style-name="P429"><text:span text:style-name="T1">setorder</text:span><text:line-break/>modificando ordem das linhas.<text:line-break/></text:p>
                </text:list-item>
                <text:list-item>
                  <text:p text:style-name="P42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87">
        <text:list-item>
          <text:p text:style-name="P430">Gráficos basicos:<text:line-break/></text:p>
        </text:list-item>
      </text:list>
      <text:list text:style-name="L188">
        <text:list-item>
          <text:p text:style-name="P431">Gráfico de barras<text:line-break/><text:span text:style-name="T2">barplot</text:span><text:line-break/></text:p>
        </text:list-item>
        <text:list-item>
          <text:p text:style-name="P431">Gráfico circular (pizza)<text:line-break/><text:span text:style-name="T2">pie</text:span></text:p>
        </text:list-item>
        <text:list-item>
          <text:p text:style-name="P431">Gráfico de linhas<text:line-break/><text:span text:style-name="T2">plot</text:span></text:p>
          <text:list text:style-name="L189">
            <text:list-item>
              <text:p text:style-name="P432">Para adicionar mais linhas no grafico.<text:line-break/><text:span text:style-name="T2">lines</text:span></text:p>
            </text:list-item>
          </text:list>
        </text:list-item>
        <text:list-item>
          <text:p text:style-name="P431">Gráfico de dispersão<text:line-break/></text:p>
          <text:list text:style-name="L190">
            <text:list-item>
              <text:p text:style-name="P433">Para obter a correlação.<text:line-break/><text:span text:style-name="T2">cor</text:span>(x,y)<text:line-break/></text:p>
            </text:list-item>
            <text:list-item>
              <text:p text:style-name="P433">Para obter o coeficiente da reta de regressão.<text:line-break/><text:span text:style-name="T2">lm</text:span>(y ~x)$coef<text:line-break/></text:p>
            </text:list-item>
            <text:list-item>
              <text:p text:style-name="P433">Adiciona a reta tracejada.<text:line-break/><text:span text:style-name="T2">abline</text:span><text:line-break/></text:p>
            </text:list-item>
          </text:list>
        </text:list-item>
        <text:list-item>
          <text:p text:style-name="P431">Histograma<text:line-break/><text:span text:style-name="T2">hist</text:span><text:line-break/></text:p>
        </text:list-item>
        <text:list-item>
          <text:p text:style-name="P431"><text:span text:style-name="T2">Boxplot</text:span> (diagrama de caixa)<text:line-break/></text:p>
        </text:list-item>
      </text:list>
      <text:list text:style-name="L191">
        <text:list-item>
          <text:p text:style-name="P434">Pacote <text:span text:style-name="T2">ggplot2</text:span><text:line-break/></text:p>
        </text:list-item>
      </text:list>
      <text:list text:style-name="L192">
        <text:list-item>
          <text:p text:style-name="P435">Constroi diversos tipos de graficos a partir da mesma estrutura de componentes:<text:line-break/></text:p>
          <text:list text:style-name="L193">
            <text:list-item>
              <text:p text:style-name="P436"><text:span text:style-name="T1">data</text:span>: referente ao banco de dados.<text:line-break/></text:p>
            </text:list-item>
            <text:list-item>
              <text:p text:style-name="P436"><text:span text:style-name="T1">geom_forma</text:span>: um rol de tipos possiveis de representação dos dados.<text:line-break/></text:p>
            </text:list-item>
            <text:list-item>
              <text:p text:style-name="P43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94">
        <text:list-item>
          <text:p text:style-name="P43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7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3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3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3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3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3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3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3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3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3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3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3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3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3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39">Produz um grafico em forma de violino.</text:p>
          </table:table-cell>
        </table:table-row>
      </table:table>
      <text:list text:style-name="L195">
        <text:list-item>
          <text:p text:style-name="P440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4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4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4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4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4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4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4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4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4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4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4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4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4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42">Define parametros para os eixos manualmente.</text:p>
          </table:table-cell>
        </table:table-row>
      </table:table>
      <text:list text:style-name="L196">
        <text:list-item>
          <text:p text:style-name="P443">Definindo um tema para o grafico <text:span text:style-name="T2">ggplot</text:span>.<text:line-break/></text:p>
          <text:list text:style-name="L197">
            <text:list-item>
              <text:p text:style-name="P444"><text:span text:style-name="T1">theme_gray</text:span><text:line-break/>Fundo cinza e linhas grandes brancas.<text:line-break/></text:p>
            </text:list-item>
            <text:list-item>
              <text:p text:style-name="P444"><text:span text:style-name="T1">theme_bw</text:span><text:line-break/>O classico preto e branco. Otimo para projetor.<text:line-break/></text:p>
            </text:list-item>
            <text:list-item>
              <text:p text:style-name="P444"><text:span text:style-name="T1">theme_linedraw</text:span><text:line-break/>Linhas pretasde varias larguras num fundo branco. semelhante ao theme_bw.<text:line-break/></text:p>
            </text:list-item>
            <text:list-item>
              <text:p text:style-name="P44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4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44"><text:span text:style-name="T1">theme_minimal</text:span><text:line-break/>Um tema minimalista sem anotações de fundo.<text:line-break/></text:p>
            </text:list-item>
            <text:list-item>
              <text:p text:style-name="P444"><text:span text:style-name="T1">theme_classic</text:span><text:line-break/>Tema classico, com linhas do eixo x e y, sem linhas de grade.<text:line-break/></text:p>
            </text:list-item>
            <text:list-item>
              <text:p text:style-name="P44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5T15:47:37Z</meta:creation-date>
    <dc:date>2023-04-05T15:47:3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